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e0b4" officeooo:paragraph-rsid="0009e0b4"/>
    </style:style>
    <style:style style:name="P2" style:family="paragraph" style:parent-style-name="Text_20_body">
      <style:text-properties fo:font-size="15pt" fo:font-weight="bold" officeooo:paragraph-rsid="0009e0b4" style:font-size-asian="15pt" style:font-weight-asian="bold" style:font-size-complex="15pt" style:font-weight-complex="bold"/>
    </style:style>
    <style:style style:name="P3" style:family="paragraph" style:parent-style-name="Text_20_body">
      <style:text-properties officeooo:paragraph-rsid="0009e0b4"/>
    </style:style>
    <style:style style:name="P4" style:family="paragraph" style:parent-style-name="Text_20_body">
      <style:text-properties fo:font-size="12pt" fo:font-weight="normal" officeooo:paragraph-rsid="0009e0b4" style:font-size-asian="10.5pt" style:font-weight-asian="normal" style:font-size-complex="12pt" style:font-weight-complex="normal"/>
    </style:style>
    <style:style style:name="P5" style:family="paragraph" style:parent-style-name="Text_20_body">
      <style:text-properties fo:font-size="12pt" fo:font-weight="normal" officeooo:paragraph-rsid="0009e0b4" style:font-size-asian="12pt" style:font-weight-asian="normal" style:font-size-complex="12pt" style:font-weight-complex="normal"/>
    </style:style>
    <style:style style:name="P6" style:family="paragraph" style:parent-style-name="Text_20_body">
      <style:text-properties style:font-name="Liberation Serif" fo:font-size="12pt" fo:font-weight="normal" officeooo:paragraph-rsid="0009e0b4" style:font-size-asian="10.5pt" style:font-weight-asian="normal" style:font-size-complex="12pt" style:font-weight-complex="normal"/>
    </style:style>
    <style:style style:name="P7" style:family="paragraph" style:parent-style-name="Title">
      <style:text-properties officeooo:rsid="0009e0b4" officeooo:paragraph-rsid="0009e0b4"/>
    </style:style>
    <style:style style:name="T1" style:family="text">
      <style:text-properties officeooo:rsid="0009e0b4"/>
    </style:style>
    <style:style style:name="T2"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3" style:family="text">
      <style:text-properties fo:font-size="15pt" fo:font-weight="bold" officeooo:rsid="0009e0b4" style:font-size-asian="13.1000003814697pt" style:font-weight-asian="bold" style:font-size-complex="15pt"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weight="bold" officeooo:rsid="0009e0b4" style:font-size-asian="15pt" style:font-weight-asian="bold" style:font-size-complex="15pt" style:font-weight-complex="bold"/>
    </style:style>
    <style:style style:name="T6" style:family="text">
      <style:text-properties fo:font-size="15pt" style:font-size-asian="15pt" style:font-size-complex="15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9e0b4" style:font-weight-asian="bold" style:font-weight-complex="bold"/>
    </style:style>
    <style:style style:name="T10" style:family="text">
      <style:text-properties style:font-name="Liberation Serif" fo:font-size="15pt" fo:font-weight="bold" officeooo:rsid="0009e0b4" style:font-size-asian="13.1000003814697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ristian Lage Fern<text:span text:style-name="T2">ández</text:span></text:p>
      <text:p text:style-name="P1"><text:span text:style-name="T2"/></text:p>
      <text:p text:style-name="P2"><text:span text:style-name="T1">1. </text:span>Que é un QA? Describe as súas funcións.</text:p>
      <text:p text:style-name="P6">QA significa Quality Assurance y su función no solo abarca el control de calidad del desarrollo del software sino también ayudar a todo el equipo para que las cosas funcionen correctamente. Con las pruebas de Automatización se ha conseguido evitar la mayoría de errores, consiguiendo así ahorrar mucho dinero durante todo el proceso. Cualquier equipo de desarrollo de software debe contar con al menos un responsable QA que se va a encargar del correcto funcionamiento del software que se está desarrollando. Normalmente utilizar una metodología ágil equivale a usar Kanban, scrum o la combinación de ambas; comúnmente conocido como scrumban.</text:p>
      <text:p text:style-name="P6"/>
      <text:p text:style-name="P3"><text:span text:style-name="T10">2. </text:span><text:span text:style-name="T4">Indica cal é o obxectivo principal dun QA.</text:span></text:p>
      <text:p text:style-name="P4">El verdadero objetivo de un QA es anticiparse a los posibles errores o bugs del futuro. De esta manera también supervisará al resto de componentes de todos los departamentos para comprobar que todo se realiza correctamente.</text:p>
      <text:p text:style-name="P4"/>
      <text:p text:style-name="P3"><text:span text:style-name="T3">3.</text:span><text:span text:style-name="T5"> </text:span><text:span text:style-name="T4">Explica a relación entre un QA e os contornos de probas</text:span></text:p>
      <text:p text:style-name="P5"><text:span text:style-name="T1">U</text:span>n experto QA también debe desarrollar un entorno de pruebas adecuado. Muchos programadores prefieren trabajar con un entorno de preproduccion – staging, dependiendo del equipo de desarrollo de software, un QA trabajará conjuntamente para definir algunos procesos. De esta manera cuando estemos en la parte de producción todo será más sencillo, ya que ayudará a ahorrar dinero incluso después de haber finalizado el proceso de desarrollo de software. Cada equipo prefiere trabajar a su manera y a lo largo de los años he comprobado que cada maestrillo tiene su libril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4:18:19.328398143</meta:creation-date>
    <dc:date>2024-03-06T14:22:17.754320826</dc:date>
    <meta:editing-duration>PT3M58S</meta:editing-duration>
    <meta:editing-cycles>1</meta:editing-cycles>
    <meta:document-statistic meta:table-count="0" meta:image-count="0" meta:object-count="0" meta:page-count="1" meta:paragraph-count="7" meta:word-count="258" meta:character-count="1603" meta:non-whitespace-character-count="1351"/>
    <meta:generator>LibreOffice/7.3.7.2$Linux_X86_64 LibreOffice_project/30$Build-2</meta:generator>
  </office:meta>
</office:document-meta>
</file>